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style="italic" fo:font-weight="normal" officeooo:rsid="00337cb3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1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officeooo:paragraph-rsid="0020edc3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337cb3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55a14e"/>
    </style:style>
    <style:style style:name="P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3572d0"/>
    </style:style>
    <style:style style:name="P10" style:family="paragraph" style:parent-style-name="Standard">
      <style:paragraph-properties fo:margin-top="0cm" fo:margin-bottom="0.353cm" loext:contextual-spacing="false" fo:line-height="115%" fo:text-align="end" style:justify-single-word="false"/>
    </style:style>
    <style:style style:name="P1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normal" officeooo:rsid="006d8006" officeooo:paragraph-rsid="003572d0" fo:background-color="transparent" style:font-name-asian="Calibri1" style:font-weight-asian="normal" style:font-name-complex="Calibri1" style:font-weight-complex="normal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normal" officeooo:rsid="0069b889" officeooo:paragraph-rsid="0055a14e" fo:background-color="transparent" style:font-name-asian="Calibri1" style:font-weight-asian="normal" style:font-name-complex="Calibri1" style:font-weight-complex="normal"/>
    </style:style>
    <style:style style:name="T1" style:family="text">
      <style:text-properties style:use-window-font-color="true" style:font-name="Calibri1" fo:font-size="9pt" fo:language="fr" fo:country="FR" fo:font-style="italic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9pt" fo:language="fr" fo:country="FR" fo:font-style="italic" fo:font-weight="normal" officeooo:rsid="00337cb3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9pt" fo:language="fr" fo:country="FR" fo:font-style="italic" fo:font-weight="normal" officeooo:rsid="006a39ed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6pt" fo:language="fr" fo:country="FR" fo:font-weight="normal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8pt" fo:language="fr" fo:country="FR" fo:font-weight="normal" officeooo:rsid="0069b889" fo:background-color="transparent" loext:char-shading-value="0" style:font-name-asian="Calibri1" style:font-weight-asian="normal" style:font-name-complex="Calibri1" style:font-weight-complex="normal"/>
    </style:style>
    <style:style style:name="T6" style:family="text">
      <style:text-properties style:use-window-font-color="true" style:font-name="Calibri1" fo:font-size="8pt" fo:language="fr" fo:country="FR" fo:font-weight="normal" officeooo:rsid="006ac437" fo:background-color="transparent" loext:char-shading-value="0" style:font-name-asian="Calibri1" style:font-weight-asian="normal" style:font-name-complex="Calibri1" style:font-weight-complex="normal"/>
    </style:style>
    <style:style style:name="T7" style:family="text">
      <style:text-properties style:use-window-font-color="true" style:font-name="Calibri1" fo:font-size="8pt" fo:language="fr" fo:country="FR" fo:font-weight="normal" officeooo:rsid="006c1182" fo:background-color="transparent" loext:char-shading-value="0" style:font-name-asian="Calibri1" style:font-weight-asian="normal" style:font-name-complex="Calibri1" style:font-weight-complex="normal"/>
    </style:style>
    <style:style style:name="T8" style:family="text">
      <style:text-properties style:use-window-font-color="true" style:font-name="Calibri1" fo:font-size="8pt" fo:language="fr" fo:country="FR" fo:font-weight="normal" officeooo:rsid="006d8006" fo:background-color="transparent" loext:char-shading-value="0" style:font-name-asian="Calibri1" style:font-weight-asian="normal" style:font-name-complex="Calibri1" style:font-weight-complex="normal"/>
    </style:style>
    <style:style style:name="T9" style:family="text">
      <style:text-properties style:use-window-font-color="true" style:font-name="Calibri1" fo:font-size="8pt" fo:language="fr" fo:country="FR" fo:font-weight="normal" officeooo:rsid="006e34f1" fo:background-color="transparent" loext:char-shading-value="0" style:font-name-asian="Calibri1" style:font-weight-asian="normal" style:font-name-complex="Calibri1" style:font-weight-complex="normal"/>
    </style:style>
    <style:style style:name="T10" style:family="text">
      <style:text-properties style:use-window-font-color="true" style:font-name="Calibri1" fo:font-size="8pt" fo:language="fr" fo:country="FR" fo:font-weight="bold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2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officeooo:rsid="0069b889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3" style:family="text">
      <style:text-properties officeooo:rsid="0020edc3"/>
    </style:style>
    <style:style style:name="T14" style:family="text">
      <style:text-properties fo:font-weight="normal" officeooo:rsid="0069e2a2" style:font-weight-asian="normal" style:font-weight-complex="normal"/>
    </style:style>
    <style:style style:name="T15" style:family="text">
      <style:text-properties fo:font-weight="normal" officeooo:rsid="006d8006" style:font-weight-asian="normal" style:font-weight-complex="normal"/>
    </style:style>
    <style:style style:name="T16" style:family="text">
      <style:text-properties officeooo:rsid="006a39ed"/>
    </style:style>
    <style:style style:name="T17" style:family="text">
      <style:text-properties officeooo:rsid="006e34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OEN Adrien</text:p>
      <text:p text:style-name="P1"/>
      <text:p text:style-name="P3">Rapport de réunion n°1<text:span text:style-name="T16">9</text:span></text:p>
      <text:p text:style-name="P7"><text:span text:style-name="T4"><text:tab/></text:span><text:span text:style-name="T1">Date de la réunion : </text:span><text:span text:style-name="T3">04/06</text:span><text:span text:style-name="T1">/2021</text:span></text:p>
      <text:p text:style-name="P6"><text:span text:style-name="T1"><text:tab/>Date de la prochaine réunion : </text:span><text:span text:style-name="T3">11/06</text:span><text:span text:style-name="T2">/2021</text:span></text:p>
      <text:p text:style-name="P2"/>
      <text:p text:style-name="P10"><text:span text:style-name="T11">Ordre du jour : </text:span><text:span text:style-name="T12">Transformers</text:span></text:p>
      <text:p text:style-name="P4">1. Ce que le stagiaire a dit :</text:p>
      <text:p text:style-name="P9"><text:span text:style-name="T10"><text:tab/></text:span><text:span text:style-name="T6">J’ai simplifié </text:span><text:span text:style-name="T9">l’entraînement</text:span><text:span text:style-name="T6"> de Word2Vec et implémenté </text:span><text:span text:style-name="T9">l’entraînement</text:span><text:span text:style-name="T6"> Continuous Bag of Word. Je n’ai pas encore essayé la génération simple avec W2V CBOW.</text:span></text:p>
      <text:p text:style-name="P9"><text:span text:style-name="T6"><text:tab/>J’ai mené des recherches exhaustives sur les tranformers. </text:span><text:span text:style-name="T7">J’ai expliqué leurs avantages et leurs inconvénients, comment les concevoir. </text:span><text:span text:style-name="T8">Je me suis notamment attardé sur le positionnal encoding, le </text:span><text:span text:style-name="T9">mécanisme</text:span><text:span text:style-name="T8"> d’attention et le masking.</text:span></text:p>
      <text:p text:style-name="P11"><text:tab/>J’ai ensuite <text:span text:style-name="T17">décrit</text:span> les <text:span text:style-name="T17">problèmes</text:span> que je rencontrais pour adapter mon Langage Model assez simple sur nos données de payload. <text:span text:style-name="T17">Premièrement,</text:span> <text:span text:style-name="T17">l’entraînement</text:span> devait <text:span text:style-name="T17">être</text:span> changé<text:span text:style-name="T17">, car</text:span> nous <text:span text:style-name="T17">entraînions</text:span> notre <text:span text:style-name="T17">modèle</text:span> non pas sur un grand corpus de mot, mais sur une liste de <text:span text:style-name="T17">séquences.</text:span> Ensuite, ces <text:span text:style-name="T17">séquences</text:span> n’ont pas toutes la <text:span text:style-name="T17">même</text:span> longueur, certains payload sont plus longs que d’autres ; et je ne sais pas comment faire un langage model qui me permette de tirer des <text:span text:style-name="T17">séquences</text:span> de <text:span text:style-name="T17">longueurs</text:span> variables. Dernier <text:span text:style-name="T17">problème</text:span> : pour l’instant nous générons les <text:span text:style-name="T17">différents</text:span> token<text:span text:style-name="T17">s</text:span> d’une séquence <text:span text:style-name="T17">itérativement</text:span>, cad que l’on <text:span text:style-name="T17">génère</text:span> les mots 1 par un. Le <text:span text:style-name="T17">problème</text:span> avec cette forme de génération est qu’il faut fournir un mot ou une séquence initial (ou seed dans la <text:span text:style-name="T17">littérature</text:span>), et je ne sais pas quel <text:span text:style-name="T17">séquence</text:span>/mot mettre dans le cadre de notre génération de payload.</text:p>
      <text:p text:style-name="P11"><text:tab/>Actuellement, j’essaie de compiler mes connaissances en NLP pour prendre du recul sur notre problème.</text:p>
      <text:p text:style-name="P5">2. Ce que les encadrants ont ajouté :</text:p>
      <text:p text:style-name="P8"><text:span text:style-name="T10"><text:tab/></text:span><text:span text:style-name="T5">Il faut maintenant vraiment se poser et faire un récapitulatif de ce qui a été fait</text:span></text:p>
      <text:p text:style-name="P12"><text:tab/>On commence à entrer dans un domaine vraiment technique alors que nous ne somme <text:span text:style-name="T17">même</text:span> pas <text:span text:style-name="T17">sûr</text:span> que la génération à l’echelle des octets soit quelquechose de viable. Il faut vraiment se poser pour prendre du recul sur ce qui a été généré.</text:p>
      <text:p text:style-name="P12"><text:tab/>On peut aussi imaginer de la génération de comportement, ou l’on génére un ensemble d’action réalisé par un utilisateur que l’on pourrait <text:span text:style-name="T17">effectuer</text:span> dans une VM ou autre. Il faudrait à ce <text:span text:style-name="T17">moment-là</text:span> réussir à conceptualiser ce que l’on voudrait faire et trouver des données en conséquences.</text:p>
      <text:p text:style-name="P5"><text:span text:style-name="T13">3. </text:span>Ce qu’il faut faire pour la prochaine séance :</text:p>
      <text:p text:style-name="P5"><text:tab/><text:span text:style-name="T14">Commencer le résumé de ce que l’on a </text:span><text:span text:style-name="T15">appris</text:span><text:span text:style-name="T14"> en NLP. Mettre en pause la partie code.</text:span></text:p>
      <text:p text:style-name="P5"><text:span text:style-name="T14"><text:tab/></text:span><text:span text:style-name="T15">Mettre à jour le github pour pouvoir échanger le code avec les encadran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5T14:24:40.540733202</dc:date>
    <meta:editing-duration>P1DT2H57M9S</meta:editing-duration>
    <meta:editing-cycles>57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398" meta:character-count="2365" meta:non-whitespace-character-count="1973"/>
  </office:meta>
</office:document-meta>
</file>